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55cm" fo:min-width="5.4cm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55cm" fo:min-width="5.4cm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55cm" fo:min-width="5.3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Triangle_20_unfilled" draw:marker-start-width="0.6cm" draw:marker-end="" draw:marker-end-width="0.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3cm" draw:marker-end="Diamond_20_unfilled" draw:marker-end-width="0.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Mono1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Mono1" fo:font-size="15pt" fo:font-style="normal" fo:font-weight="bold" style:font-size-asian="16pt" style:font-style-asian="normal" style:font-weight-asian="bold" style:font-size-complex="16pt" style:font-style-complex="normal" style:font-weight-complex="600"/>
    </style:style>
    <style:style style:name="T1" style:family="text">
      <style:text-properties style:font-name="Liberation Mono1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style:style style:name="T2" style:family="text">
      <style:text-properties style:font-name="Liberation Mono1" fo:font-size="15pt" fo:font-style="normal" fo:font-weight="bold" style:font-size-asian="16pt" style:font-style-asian="normal" style:font-weight-asian="bold" style:font-size-complex="16pt" style:font-style-complex="normal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1.9cm" svg:x="5.039cm" svg:y="1.02cm">
          <text:p text:style-name="P1"><text:span text:style-name="T1">BEHAVIOUR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6cm" svg:height="1.9cm" svg:x="5.039cm" svg:y="5.02cm">
          <text:p text:style-name="P1"><text:span text:style-name="T1">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6cm" svg:height="1.9cm" svg:x="14.039cm" svg:y="4.02cm">
          <text:p text:style-name="P1"><text:span text:style-name="T1">eat_fo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cm" svg:height="1.9cm" svg:x="14.039cm" svg:y="7.12cm">
          <text:p text:style-name="P1"><text:span text:style-name="T1">reprodu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6cm" svg:height="1.9cm" svg:x="1cm" svg:y="21cm">
          <text:p text:style-name="P1"><text:span text:style-name="T1">walk_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5.9cm" svg:height="1.9cm" svg:x="1cm" svg:y="18.1cm">
          <text:p text:style-name="P1"><text:span text:style-name="T1">free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cm" svg:height="1.9cm" svg:x="9.9cm" svg:y="10cm">
          <text:p text:style-name="P1"><text:span text:style-name="T1">escape_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5.9cm" svg:height="1.9cm" svg:x="1.1cm" svg:y="10.02cm">
          <text:p text:style-name="P1"><text:span text:style-name="T1">approa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5.9cm" svg:height="1.9cm" svg:x="1.1cm" svg:y="14cm">
          <text:p text:style-name="P1"><text:span text:style-name="T1">approach_cons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6cm" svg:height="1.9cm" svg:x="9.9cm" svg:y="13.1cm">
          <text:p text:style-name="P1"><text:span text:style-name="T1">mig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6cm" svg:height="1.9cm" svg:x="9.9cm" svg:y="16.1cm">
          <text:p text:style-name="P1"><text:span text:style-name="T1">go_down_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6cm" svg:height="1.9cm" svg:x="9.9cm" svg:y="19cm">
          <text:p text:style-name="P1"><text:span text:style-name="T1">go_up_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.039cm" svg:y1="5.02cm" svg:x2="8.039cm" svg:y2="2.92cm" draw:start-shape="id1" draw:start-glue-point="0" draw:end-shape="id2" draw:end-glue-point="2" svg:d="M8039 5020v-2100" svg:viewBox="0 0 1 2101">
          <text:p/>
        </draw:connector>
        <draw:connector draw:style-name="gr5" draw:text-style-name="P3" draw:layer="layout" svg:x1="8.039cm" svg:y1="6.92cm" svg:x2="9.9cm" svg:y2="10.95cm" draw:start-shape="id1" draw:start-glue-point="2" draw:end-shape="id3" draw:end-glue-point="3" svg:d="M8039 6920v4030h1861" svg:viewBox="0 0 1862 4031">
          <text:p/>
        </draw:connector>
        <draw:connector draw:style-name="gr5" draw:text-style-name="P3" draw:layer="layout" svg:x1="8.039cm" svg:y1="6.92cm" svg:x2="9.9cm" svg:y2="14.05cm" draw:start-shape="id1" draw:start-glue-point="2" draw:end-shape="id4" draw:end-glue-point="3" svg:d="M8039 6920v7130h1861" svg:viewBox="0 0 1862 7131">
          <text:p/>
        </draw:connector>
        <draw:connector draw:style-name="gr5" draw:text-style-name="P3" draw:layer="layout" svg:x1="8.039cm" svg:y1="6.92cm" svg:x2="7cm" svg:y2="21.95cm" draw:start-shape="id1" draw:start-glue-point="2" draw:end-shape="id5" draw:end-glue-point="1" svg:d="M8039 6920v15030h-1039" svg:viewBox="0 0 1040 15031">
          <text:p/>
        </draw:connector>
        <draw:connector draw:style-name="gr5" draw:text-style-name="P3" draw:layer="layout" svg:x1="8.039cm" svg:y1="6.92cm" svg:x2="9.9cm" svg:y2="17.05cm" draw:start-shape="id1" draw:start-glue-point="2" draw:end-shape="id6" draw:end-glue-point="3" svg:d="M8039 6920v10130h1861" svg:viewBox="0 0 1862 10131">
          <text:p/>
        </draw:connector>
        <draw:connector draw:style-name="gr5" draw:text-style-name="P3" draw:layer="layout" svg:x1="8.039cm" svg:y1="6.92cm" svg:x2="9.9cm" svg:y2="19.95cm" draw:start-shape="id1" draw:start-glue-point="2" draw:end-shape="id7" draw:end-glue-point="3" svg:d="M8039 6920v13030h1861" svg:viewBox="0 0 1862 13031">
          <text:p/>
        </draw:connector>
        <draw:connector draw:style-name="gr5" draw:text-style-name="P3" draw:layer="layout" svg:x1="8.039cm" svg:y1="6.92cm" svg:x2="6.9cm" svg:y2="19.05cm" draw:start-shape="id1" draw:start-glue-point="2" draw:end-shape="id8" draw:end-glue-point="1" svg:d="M8039 6920v12130h-1139" svg:viewBox="0 0 1140 12131">
          <text:p/>
        </draw:connector>
        <draw:connector draw:style-name="gr5" draw:text-style-name="P3" draw:layer="layout" svg:x1="11.039cm" svg:y1="1.97cm" svg:x2="14.039cm" svg:y2="4.97cm" draw:start-shape="id2" draw:start-glue-point="1" draw:end-shape="id9" draw:end-glue-point="3" svg:d="M11039 1970h1500v3000h1500" svg:viewBox="0 0 3001 3001">
          <text:p/>
        </draw:connector>
        <draw:connector draw:style-name="gr5" draw:text-style-name="P3" draw:layer="layout" svg:x1="11.039cm" svg:y1="1.97cm" svg:x2="14.039cm" svg:y2="8.07cm" draw:start-shape="id2" draw:start-glue-point="1" draw:end-shape="id10" draw:end-glue-point="3" svg:d="M11039 1970h1500v6100h1500" svg:viewBox="0 0 3001 6101">
          <text:p/>
        </draw:connector>
        <draw:connector draw:style-name="gr5" draw:text-style-name="P3" draw:layer="layout" svg:x1="5.039cm" svg:y1="5.97cm" svg:x2="4.05cm" svg:y2="10.02cm" draw:start-shape="id1" draw:start-glue-point="3" draw:end-shape="id11" draw:end-glue-point="0" svg:d="M5039 5970h-989v4050" svg:viewBox="0 0 990 4051">
          <text:p/>
        </draw:connector>
        <draw:connector draw:style-name="gr5" draw:text-style-name="P3" draw:layer="layout" svg:x1="4.05cm" svg:y1="11.92cm" svg:x2="4.05cm" svg:y2="14cm" draw:start-shape="id11" draw:start-glue-point="2" draw:end-shape="id12" draw:end-glue-point="0" svg:d="M4050 11920v2080" svg:viewBox="0 0 1 2081">
          <text:p/>
        </draw:connector>
        <draw:custom-shape draw:style-name="gr3" draw:text-style-name="P4" xml:id="id13" draw:id="id13" draw:layer="layout" svg:width="5.9cm" svg:height="1.9cm" draw:transform="rotate (1.5707963267949) translate (1cm 6.9cm)">
          <text:p text:style-name="P1"><text:span text:style-name="T2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-0.17cm" svg:x1="2.9cm" svg:y1="3.95cm" svg:x2="5.039cm" svg:y2="1.97cm" draw:start-shape="id13" draw:start-glue-point="2" draw:end-shape="id2" draw:end-glue-point="3" svg:d="M2900 3950h900v-1980h1239" svg:viewBox="0 0 2140 19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7-21T15:03:52.348704591</meta:creation-date>
    <dc:date>2017-07-21T23:19:43.194082308</dc:date>
    <dc:creator>Sergey Budaev</dc:creator>
    <meta:editing-duration>PT17M29S</meta:editing-duration>
    <meta:editing-cycles>4</meta:editing-cycles>
    <meta:generator>LibreOffice/5.1.6.2$Linux_X86_64 LibreOffice_project/07ac168c60a517dba0f0d7bc7540f5afa45f0909</meta:generator>
    <meta:document-statistic meta:object-count="25"/>
  </office:meta>
</office:document-meta>
</file>